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Arial, sans-serif"/>
  </office:font-face-decls>
  <office:automatic-styles>
    <style:style style:name="P1" style:family="paragraph" style:parent-style-name="Standard">
      <style:paragraph-properties fo:line-height="150%" fo:text-align="justify" style:justify-single-word="false"/>
      <style:text-properties fo:language="en" fo:country="US" officeooo:rsid="00201aed" officeooo:paragraph-rsid="00201aed"/>
    </style:style>
    <style:style style:name="P2" style:family="paragraph" style:parent-style-name="Standard">
      <style:paragraph-properties fo:line-height="150%" fo:text-align="justify" style:justify-single-word="false"/>
      <style:text-properties fo:language="en" fo:country="US"/>
    </style:style>
    <style:style style:name="P3" style:family="paragraph" style:parent-style-name="Standard">
      <style:paragraph-properties fo:line-height="150%" fo:text-align="justify" style:justify-single-word="false"/>
      <style:text-properties fo:language="en" fo:country="US" officeooo:paragraph-rsid="00235a12"/>
    </style:style>
    <style:style style:name="P4" style:family="paragraph" style:parent-style-name="Standard">
      <style:paragraph-properties fo:line-height="150%" fo:text-align="justify" style:justify-single-word="false"/>
      <style:text-properties fo:language="en" fo:country="US" officeooo:rsid="001e44c7" officeooo:paragraph-rsid="001e44c7"/>
    </style:style>
    <style:style style:name="P5" style:family="paragraph" style:parent-style-name="Standard">
      <style:paragraph-properties fo:line-height="150%" fo:text-align="justify" style:justify-single-word="false"/>
      <style:text-properties fo:language="en" fo:country="US" officeooo:rsid="00235a12" officeooo:paragraph-rsid="00235a12"/>
    </style:style>
    <style:style style:name="P6" style:family="paragraph" style:parent-style-name="Text_20_body">
      <style:paragraph-properties fo:line-height="150%" fo:text-align="justify" style:justify-single-word="false"/>
    </style:style>
    <style:style style:name="T1" style:family="text">
      <style:text-properties officeooo:rsid="00201aed"/>
    </style:style>
    <style:style style:name="T2" style:family="text">
      <style:text-properties officeooo:rsid="0021cd76"/>
    </style:style>
    <style:style style:name="T3" style:family="text">
      <style:text-properties officeooo:rsid="0022f0e0"/>
    </style:style>
    <style:style style:name="T4" style:family="text">
      <style:text-properties officeooo:rsid="00235a12"/>
    </style:style>
    <style:style style:name="T5" style:family="text">
      <style:text-properties fo:font-style="italic" style:font-style-asian="italic" style:font-style-complex="italic"/>
    </style:style>
    <style:style style:name="T6" style:family="text">
      <style:text-properties officeooo:rsid="0023c8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arning Journal Unit 3</text:p>
      <text:p text:style-name="P5">Name: Adunola Smith</text:p>
      <text:p text:style-name="P2"/>
      <text:p text:style-name="P4">I started the week by studying the Subroutine Topic Introduction to Programming Using Java Text Material. This section covered black boxes, static subroutines and variables, which entailed subroutine definition, calling subroutines, subroutines in programs, member variables. <text:s/>Parameters was the next sub topic that I studied, and this contained using parameters, formal and actual parameters, overloading, subroutine examples, array parameters, command-line arguments, throwing exceptions, global and local variables. <text:span text:style-name="T1">During this study I had practised subroutine creation on my Independent developement environement. This improved on the already gained theoritical knowledge gotten from the study of the text material and also improved other concepts in Java Programming that proved to be difficult before now. </text:span></text:p>
      <text:p text:style-name="P4"/>
      <text:p text:style-name="P1">I had a puzzling feeling, going into the weeks activity, feeling it would be a difficult one because of my zero prior knowledge of Java programming language. But after studying the text material, this feeling was replaced by optiomism and enthusiasm towards completing the different task which has been asigned for the week. Heading to the first task for the week, which was the discussion activity, I realised that it was focused on the area the study guide recommeded study for the week and this was precisely <text:span text:style-name="T2">parameters and the difference between formal and actual parameters with examples. This task proved exciting because it was almost literally answered from the note that I had taken during the study of this aspect of Java programming earlier.</text:span></text:p>
      <text:p text:style-name="P1"/>
      <text:p text:style-name="P6">The challenging aspect of the weeks activity, was experienced when I tackled the weeks assignment. Tackling this task, I had trouble understanding how global variables are defined in the Java Programming language and this proved to be difficult and took me a couple of minutes of going back to previous examples in the text material and googling <text:span text:style-name="T3">found content on w3school (https://www.w3schools.com/java/java_variables.asp)</text:span> to understand fully how global and local variables work in Java programming language. After learning global and local variables, I was able to update the <text:span text:style-name="T3">quiz game from the previous weeks assignment and added more questions as instructed. After completing the task, there was a feeling of improvement on my part in Java programming language and my ability to debug errors in my code and write readable code that follows the recommended standard by programmers. </text:span><text:span text:style-name="T6">The activity showed how showed how real task can be seperated into different subroutines and combined together in a Java application and thinking of trying out more real world scenerios that can be broken down into smaller and simpler less complex task using Java Programming language subroutines. </text:span></text:p>
      <text:p text:style-name="P3"><text:soft-page-break/><text:span text:style-name="T4">Reference </text:span></text:p>
      <text:p text:style-name="P5">David, J.E. (2022). Introduction to Programming Using Java. <text:a xlink:type="simple" xlink:href="mailto:echo@hws.edu" text:style-name="Internet_20_link" text:visited-style-name="Visited_20_Internet_20_Link">echo@hws.edu</text:a>. </text:p>
      <text:p text:style-name="P5">w3schools.com. <text:span text:style-name="T5">Java Variables.</text:span> https://www.w3schools.com/java/java_variables.asp</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5:57.027154062</meta:creation-date>
    <dc:date>2022-07-05T16:37:14.339142424</dc:date>
    <meta:editing-duration>PT1H26M27S</meta:editing-duration>
    <meta:editing-cycles>2</meta:editing-cycles>
    <meta:generator>LibreOffice/7.3.2.2$Linux_X86_64 LibreOffice_project/30$Build-2</meta:generator>
    <meta:document-statistic meta:table-count="0" meta:image-count="0" meta:object-count="0" meta:page-count="2" meta:paragraph-count="8" meta:word-count="441" meta:character-count="2953" meta:non-whitespace-character-count="2515"/>
  </office:meta>
</office:document-meta>
</file>